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1.45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 table:number-columns-spanned="6" table:number-rows-spanned="2">
            <text:p>Model 3 “BATMAN” Pinout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Voltag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V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V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HIP SELEC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ENABL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floating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C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MOSI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ISO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3.3V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OUT_DRV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OUT_DRV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40mV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23mV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4:06:56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gs</meta:initial-creator>
    <meta:creation-date>2020-09-02T08:45:02</meta:creation-date>
    <dc:date>2020-09-02T14:09:14.495000000</dc:date>
    <meta:generator>LibreOffice/6.4.4.2$Windows_X86_64 LibreOffice_project/3d775be2011f3886db32dfd395a6a6d1ca2630ff</meta:generator>
    <meta:editing-duration>PT2M18S</meta:editing-duration>
    <meta:editing-cycles>1</meta:editing-cycles>
    <meta:document-statistic meta:table-count="1" meta:cell-count="1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